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3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D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mpany</text:p>
          </table:table-cell>
          <table:table-cell table:style-name="ce4" table:number-columns-repeated="5"/>
        </table:table-row>
        <table:table-row table:style-name="ro2">
          <table:table-cell office:value-type="string" calcext:value-type="string">
            <text:p>Set Mismatch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ttps://www.geeksforgeeks.org/find-a-repeating-and-a-missing-number/</text:p>
          </table:table-cell>
          <table:table-cell office:value-type="string" calcext:value-type="string">
            <text:p>We can have a auxilary array and make all the element -1/0 and then </text:p>
            <text:p>Can check in second pass, Second methord is we can go trhough the array and swap with index</text:p>
          </table:table-cell>
          <table:table-cell table:style-name="ce3" office:value-type="string" calcext:value-type="string">
            <text:p>Eas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ft Rotatio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ttps://www.hackerrank.com/challenges/array-left-rotation/problem</text:p>
          </table:table-cell>
          <table:table-cell office:value-type="string" calcext:value-type="string">
            <text:p>we can have temp arr len of k and take first k value in that and apend that array in the last</text:p>
          </table:table-cell>
          <table:table-cell office:value-type="string" calcext:value-type="string">
            <text:p>Eas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argest Continuous Sequence Zero Sum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https://www.interviewbit.com/problems/largest-continuous-sequence-zero-sum/</text:p>
          </table:table-cell>
          <table:table-cell office:value-type="string" calcext:value-type="string">
            <text:p>The idea is we we sum all the number and the repeat then that array has 0 su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Microsof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agrams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https://www.interviewbit.com/problems/anagrams/</text:p>
          </table:table-cell>
          <table:table-cell office:value-type="string" calcext:value-type="string">
            <text:p>using map and sorte string we can figure out all anagram and respective indexe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maz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py List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https://www.interviewbit.com/problems/copy-list/</text:p>
          </table:table-cell>
          <table:table-cell office:value-type="string" calcext:value-type="string">
            <text:p>we store the new list node with as a key value pair with old list, oldNode: newN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crosoft</text:p>
          </table:table-cell>
          <table:table-cell table:number-columns-repeated="5"/>
        </table:table-row>
        <table:table-row table:style-name="ro3" table:number-rows-repeated="25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ystem Design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5:20:28.631160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22:35:24.517053122</meta:creation-date>
    <meta:generator>LibreOffice/6.4.6.2$Linux_X86_64 LibreOffice_project/40$Build-2</meta:generator>
    <dc:date>2021-04-13T20:35:22.105038041</dc:date>
    <meta:editing-duration>PT5H58M49S</meta:editing-duration>
    <meta:editing-cycles>3</meta:editing-cycles>
    <meta:document-statistic meta:table-count="2" meta:cell-count="34" meta:object-count="0"/>
  </office:meta>
</office:document-meta>
</file>